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Courier New" svg:font-family="'Courier New'" style:font-family-generic="modern" style:font-pitch="fixed"/>
    <style:font-face style:name="Courier New1" svg:font-family="'Courier New'" style:font-adornments="Regular" style:font-family-generic="modern" style:font-pitch="fixed"/>
    <style:font-face style:name="NSimSun" svg:font-family="NSimSun" style:font-family-generic="modern" style:font-pitch="fixed"/>
    <style:font-face style:name="Cardinal" svg:font-family="Cardinal" style:font-pitch="variable"/>
    <style:font-face style:name="Linux Libertine1" svg:font-family="'Linux Libertine'" style:font-pitch="variable"/>
    <style:font-face style:name="Linux Libertine" svg:font-family="'Linux Libertine'" style:font-adornments="Regular" style:font-pitch="variable"/>
    <style:font-face style:name="Linux Libertine Mono" svg:font-family="'Linux Libertine Mono'" style:font-adornments="Mono" style:font-pitch="variable"/>
    <style:font-face style:name="Quivira1" svg:font-family="Quivira" style:font-adornments="Bold" style:font-family-generic="roman" style:font-pitch="variable"/>
    <style:font-face style:name="Quivira" svg:font-family="Quivira" style:font-adornments="Regular" style:font-family-generic="roman" style:font-pitch="variable"/>
    <style:font-face style:name="Times New Roman" svg:font-family="'Times New Roman'"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paragraph-properties fo:text-align="start" style:justify-single-word="false"/>
    </style:style>
    <style:style style:name="P2" style:family="paragraph" style:parent-style-name="Text_20_body">
      <style:paragraph-properties fo:text-align="justify" style:justify-single-word="false"/>
    </style:style>
    <style:style style:name="P3" style:family="paragraph" style:parent-style-name="Text_20_body">
      <style:paragraph-properties fo:text-align="justify" style:justify-single-word="false"/>
      <style:text-properties fo:font-weight="bold" style:font-weight-asian="bold" style:font-weight-complex="bold"/>
    </style:style>
    <style:style style:name="P4" style:family="paragraph" style:parent-style-name="Text_20_body">
      <style:paragraph-properties fo:text-align="justify" style:justify-single-word="false"/>
      <style:text-properties fo:font-weight="normal" style:font-weight-asian="normal" style:font-weight-complex="normal"/>
    </style:style>
    <style:style style:name="P5" style:family="paragraph" style:parent-style-name="Text_20_body">
      <style:text-properties fo:font-style="normal" style:font-style-asian="normal" style:font-style-complex="normal"/>
    </style:style>
    <style:style style:name="P6" style:family="paragraph" style:parent-style-name="Heading_20_1">
      <style:text-properties fo:font-size="22pt" style:font-size-asian="22pt" style:font-size-complex="22pt"/>
    </style:style>
    <style:style style:name="P7" style:family="paragraph" style:parent-style-name="Standard">
      <style:text-properties fo:font-weight="normal" style:font-weight-asian="normal" style:font-weight-complex="normal"/>
    </style:style>
    <style:style style:name="P8" style:family="paragraph" style:parent-style-name="Standard">
      <style:text-properties fo:font-style="normal" style:font-style-asian="normal" style:font-style-complex="normal"/>
    </style:style>
    <style:style style:name="P9" style:family="paragraph" style:parent-style-name="Heading_20_2">
      <style:text-properties fo:font-weight="normal" style:font-weight-asian="normal" style:font-weight-complex="normal"/>
    </style:style>
    <style:style style:name="P10" style:family="paragraph" style:parent-style-name="Code">
      <style:text-properties fo:font-style="normal" style:font-style-asian="normal" style:font-style-complex="normal"/>
    </style:style>
    <style:style style:name="T1" style:family="text">
      <style:text-properties style:font-name="Linux Libertine1"/>
    </style:style>
    <style:style style:name="T2" style:family="text">
      <style:text-properties style:font-name="Cardinal"/>
    </style:style>
    <style:style style:name="T3" style:family="text">
      <style:text-properties fo:font-weight="normal" style:font-weight-asian="normal" style:font-weight-complex="normal"/>
    </style:style>
    <style:style style:name="T4" style:family="text">
      <style:text-properties fo:font-style="italic" style:font-style-asian="italic" style:font-style-complex="italic"/>
    </style:style>
    <style:style style:name="T5"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6" style:family="text">
      <style:text-properties fo:font-style="normal" style:font-style-asian="normal" style:font-style-complex="normal"/>
    </style:style>
    <style:style style:name="T7" style:family="text">
      <style:text-properties style:text-underline-style="solid" style:text-underline-width="auto" style:text-underline-color="font-color" fo:font-weight="bold" style:font-weight-asian="bold" style:font-weight-complex="bold"/>
    </style:style>
    <style:style style:name="fr1" style:family="graphic" style:parent-style-name="Frame">
      <style:graphic-properties style:vertical-pos="from-top" style:vertical-rel="paragraph" style:horizontal-pos="from-left" style:horizontal-rel="paragraph" fo:padding="0in" fo:border="none" style:shadow="none"/>
    </style:style>
    <style:style style:name="fr2" style:family="graphic" style:parent-style-name="Frame">
      <style:graphic-properties style:vertical-pos="from-top" style:vertical-rel="paragraph" style:horizontal-pos="from-left" style:horizontal-rel="paragraph" fo:padding="0in" fo:border="none" style:shadow="none">
        <style:columns fo:column-count="1" fo:column-gap="0in"/>
      </style:graphic-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draw:frame draw:style-name="fr1" draw:name="Frame1" text:anchor-type="paragraph" svg:x="0.0902in" svg:y="-0.0098in" svg:width="6.8445in" draw:z-index="0"><draw:text-box fo:min-height="0.5043in"><text:h text:style-name="P6" text:outline-level="1">WBTV 1 : Publish-Subscribe for Embedded Devices</text:h></draw:text-box></draw:frame></text:h>
      <text:h text:style-name="Heading_20_2" text:outline-level="2">Introduction</text:h>
      <text:p text:style-name="P2">This page presents a simple protocol for realizing publish-subscribe messaging in small low cost embedded devices using ordinary UART(8-n-1) over any wired-AND physical layer.</text:p>
      <text:p text:style-name="P2">The protocol can be implemented in about 3K of memory+ 70 bytes of RAM.</text:p>
      <text:p text:style-name="P2">The protocol has no special dependence on timing of byte arrivals and does not rely on timeouts to detect a node that has failed during transmission. </text:p>
      <text:p text:style-name="P3">Where legally possible, I place this document and protocol into the Public Domain. Elsewhere I release this work under the Creative Commons Zero License.</text:p>
      <text:h text:style-name="Heading_20_2" text:outline-level="2">Semantics</text:h>
      <text:p text:style-name="P2">Each message can be thought of as pushing a “message” made of “segments” to a “channel”. Both the message segments and the name of the channel are arbitrary 8 bit strings. </text:p>
      <text:p text:style-name="P2">All channels with &lt;=6 byte names are reserved for future standardization. </text:p>
      <text:p text:style-name="P2">To avoid conflicts, channel names should be based on URLs or UUIDs or some other unique string, but can simply be chosen arbitrarily when global compatibility is not required.</text:p>
      <text:p text:style-name="P2">Channels can be thought of as inputs or outputs or both of the node that “owns” the channel. </text:p>
      <text:p text:style-name="P2">Devices can use a common prefix for all their owned channels but are not required to.</text:p>
      <text:h text:style-name="Heading_20_2" text:outline-level="2">Message Structure</text:h>
      <text:p text:style-name="P2">Every message begins with an exclamation point, followed by the N byte channel name, then a tilde as a separator , then the data, then a 2 byte </text:p>
      <text:p text:style-name="P2"/>
      <text:p text:style-name="P2">checksum, then a closing newline(ASCII 10). <text:s/>All data should always be little-endian.</text:p>
      <text:p text:style-name="P2">Should the message contain multiple segments, separate them with un-escaped tildes.</text:p>
      <text:h text:style-name="Heading_20_2" text:outline-level="2">Escaping</text:h>
      <text:p text:style-name="P2">Should a control symbol(!, ~, or \n) need to appear in data or <text:s/>channel name, the backslash is used to escape it. The character following a <text:s/>non-escaped backslash(even another backslash) is processed as a literal character.</text:p>
      <text:h text:style-name="Heading_20_2" text:outline-level="2">Checksum</text:h>
      <text:p text:style-name="P2">The checksum is a fletcher-256 sum, as defined by the following function :</text:p>
      <text:p text:style-name="Preformatted_20_Text">set fast and slow to zero</text:p>
      <text:p text:style-name="Preformatted_20_Text">then for each byte to be hashed:</text:p>
      <text:p text:style-name="Preformatted_20_Text"><text:tab/>increment slow by the byte mod 256</text:p>
      <text:p text:style-name="Preformatted_20_Text"><text:tab/>increment fast by slow mod 256</text:p>
      <text:p text:style-name="P7"/>
      <text:p text:style-name="P7">Calculated over all the bytes of the raw channel, the tilde, and the raw message, but not including the escapes or any other control characters except for the tilde. The checksum is appended to the message slow byte first, making the full message structure(control chars underlined):</text:p>
      <text:p text:style-name="Preformatted_20_Text"><text:span text:style-name="T7">!</text:span><text:span text:style-name="T3">&lt;channel&gt;</text:span><text:span text:style-name="T5">~</text:span><text:span text:style-name="T3">&lt;message&gt;&lt;fast&gt;&lt;slow&gt;</text:span><text:span text:style-name="T7">\n</text:span></text:p>
      <text:h text:style-name="Heading_20_2" text:outline-level="2">CSMA</text:h>
      <text:p text:style-name="P2">To remove the need for a bus master, we use the wired-OR Physical Layer and CSMA/CD. Before sending a message, a device must pick a random length of time, and wait until the bus has been free for that time.</text:p>
      <text:p text:style-name="P2">Devices must also listen while transmitting, and, if they detect a collision(via the wired-or), immediately cease, wait another random period(preferably 2x the initial period) and retry.</text:p>
      <text:h text:style-name="Heading_20_2" text:outline-level="2"><draw:frame draw:style-name="fr1" draw:name="Frame3" text:anchor-type="paragraph" svg:x="0.0252in" svg:y="0.0098in" svg:width="6.8972in" draw:z-index="4"><draw:text-box fo:min-height="0.5307in"><text:h text:style-name="Heading_20_1" text:outline-level="1">WBTV 2: Time Synchronization Protocol</text:h></draw:text-box></draw:frame><text:soft-page-break/>Introduction</text:h>
      <text:p text:style-name="P2">Often there is a need to provide accurate time synchronization to many devices. This document defines a reserved channel for that purpose.</text:p>
      <text:p text:style-name="P3">Where legally possible, I place this document and protocol into the Public Domain. Elsewhere I release this work under the Creative Commons Zero License.</text:p>
      <text:h text:style-name="Heading_20_2" text:outline-level="2">The TIME Channel</text:h>
      <text:p text:style-name="P2">The TIME channel is reserved for broadcasting messages that represent the current time, as of the leading edge of the start bit of the initial ! In the message. Messages must be timestamps conforming to the following format.</text:p>
      <text:h text:style-name="Heading_20_2" text:outline-level="2"><text:s/>Time Stamp Format</text:h>
      <text:p text:style-name="Text_20_body">A time stamp contains the following fields, concatenated together, plus any optional fields which may be added, which may be specified in a later document.</text:p>
      <text:h text:style-name="Heading_20_3" text:outline-level="3">UNIX Time Stamp</text:h>
      <text:p text:style-name="Text_20_body">This must be a 64-bit signed integer representing the number of seconds elapsed since 00:00 1 January 1970, excluding leap seconds. This is identical to the 64 bit UNIX time number.</text:p>
      <text:p text:style-name="Text_20_body">This gives enough precision for all of recorded history until millions of years from now.</text:p>
      <text:h text:style-name="Heading_20_3" text:outline-level="3">Fractional Part</text:h>
      <text:p text:style-name="Text_20_body">This is a 32 bit unsigned integer representing the <text:s text:c="2"/>fractional part of the current time multiplied by 2**32. Where the fractional part is unknown, 2**16 should be sent to minimize average error.</text:p>
      <text:p text:style-name="Text_20_body"/>
      <text:p text:style-name="Text_20_body"/>
      <text:p text:style-name="Text_20_body"/>
      <text:h text:style-name="Heading_20_3" text:outline-level="3">Accuracy Estimate</text:h>
      <text:p text:style-name="Text_20_body">This is an estimate of the accuracy, given as a 8 bit signed integer E followed by am 8 bit unsigned integer M, where the maximum error in seconds is M*(2^E).</text:p>
      <text:p text:style-name="Text_20_body">This is an extremely simple floating point format <text:s/>that can only represent positive integers.</text:p>
      <text:p text:style-name="Text_20_body">The estimate should be conservative, and should be the maximum error the sender is rated to experience across the full range of working conditions.</text:p>
      <text:h text:style-name="Heading_20_2" text:outline-level="2">Device Behavior</text:h>
      <text:p text:style-name="Text_20_body">Devices should avoid sending time messages during leap seconds, as the time number is ambiguous. Devices should be able to be configured to send time data rather frequently, on the order of up to every several seconds, to account for devices without accurate clocks.</text:p>
      <text:p text:style-name="Text_20_body">Devices should maintain an estimate of error for their internal clock, and should ignore messages that advertise more error than that, i.e. devices with an accurate estimate of the time should ignore broadcasts from devices with a less accurate estimate of the time.</text:p>
      <text:p text:style-name="Text_20_body">Devices should not ideally send the time if a time message with equal or better accuracy has been recently sent, specifically, if a receiver with a 2% accurate clock would not have accumulated more error than the internal estimate, there is likely no use in sending the time.</text:p>
      <text:p text:style-name="Text_20_body"/>
      <text:p text:style-name="Text_20_body"/>
      <text:p text:style-name="Text_20_body"><text:s/></text:p>
      <text:p text:style-name="Text_20_body"/>
      <text:p text:style-name="Text_20_body"/>
      <text:p text:style-name="Text_20_body"/>
      <text:p text:style-name="Text_20_body"><text:soft-page-break/></text:p>
      <text:p text:style-name="Text_20_body"/>
      <text:h text:style-name="Heading_20_2" text:outline-level="2"><draw:frame draw:style-name="fr2" draw:name="Frame2" text:anchor-type="paragraph" svg:x="0.0098in" svg:y="0.0098in" svg:width="6.8319in" draw:z-index="3"><draw:text-box fo:min-height="0.4736in"><text:h text:style-name="Heading_20_1" text:outline-level="1">WBTV 3: Device Discovery and ID </text:h></draw:text-box></draw:frame>Introduction</text:h>
      <text:p text:style-name="P4">Often it becomes neccesary to uniquely identify a device, and to enumerate devices on the bus. This document establishes rules for device IDs for WBTV devices.</text:p>
      <text:p text:style-name="P3">Where legally possible, I place this document and protocol into the Public Domain. Elsewhere I release this work under the Creative Commons Zero License.</text:p>
      <text:h text:style-name="Heading_20_2" text:outline-level="2">The Device UUID</text:h>
      <text:p text:style-name="Text_20_body">Every device should, but is not required to, have a 16 byte UUID, which may conform to an official UUID standard of may simply be a random string. A devices UUID should never change, and no two devices should ever have the same UUID.</text:p>
      <text:h text:style-name="Heading_20_2" text:outline-level="2">Friendly Name</text:h>
      <text:p text:style-name="Text_20_body">Devices should, but are not required to, be able to accept a user-assigned friendly name. The method of assigning a name should be to send a single packet to channel NAME containing the target device ID followed by the name, then the end of packet.</text:p>
      <text:p text:style-name="Text_20_body">Names may not be longer than 24 characters, and <text:s/>must be valid UTF-8. </text:p>
      <text:p text:style-name="Text_20_body">Devices should announce their names at power-up or on connection, by sending their device UUID followed by their name to the MYNAME channel.</text:p>
      <text:h text:style-name="Heading_20_2" text:outline-level="2">The STATUS channel</text:h>
      <text:p text:style-name="Text_20_body">The channel STATUS is reserved for devices to post short status updates. All messages must be composed of the device's UUID, followed by a single byte code, followed by a UTF-8 description. STATUS messages should be used when a “heartbeat signal” is required. <text:s/>Status code 0 indicates “Green”, 1 is “Yellow”, and 2 is “Red”. The rest are reserved.</text:p>
      <text:h text:style-name="Heading_20_2" text:outline-level="2">The INFO channel</text:h>
      <text:p text:style-name="Text_20_body">This channel is used by devices to transmit information about themselves to the network.</text:p>
      <text:p text:style-name="Text_20_body">Messages must be composed of the device's UUID followed by a UUID representing the device's model number,followed by the device's(Null Terminated) Friendly Name(or an empty string), followed by any amount of freeform utf8 description.</text:p>
      <text:p text:style-name="Text_20_body">The freeform description should contain th e actual device type and manufacturer.</text:p>
      <text:h text:style-name="Heading_20_2" text:outline-level="2">The SCAN channel</text:h>
      <text:p text:style-name="Text_20_body">Posting a message to the SCAN channel allows one to scan the network for devices. All devices receiving a blank message on this channel should send any information they may have about themselves and channels they own to the network.</text:p>
      <text:p text:style-name="Text_20_body">Devices should NOT immediately send their info, <text:s text:c="4"/>but should wait a random time from 0 to 20s or so, during which time they should continue normal operation. Devices should only use SCAN with full knowledge that the network may be heavily trafficked from responses.</text:p>
      <text:h text:style-name="Heading_20_2" text:outline-level="2"><draw:frame draw:style-name="fr2" draw:name="Frame5" text:anchor-type="paragraph" svg:x="0.0098in" svg:y="0.0299in" svg:width="6.8319in" draw:z-index="1"><draw:text-box fo:min-height="0.5484in"><text:h text:style-name="Heading_20_1" text:outline-level="1">WBTV 4: Service Discovery</text:h></draw:text-box></draw:frame><text:soft-page-break/>Introduction</text:h>
      <text:p text:style-name="P4">Automatic network configuration is a common requirement. Consider a wind speed sensor that sends data on a specific channel, which obviously must be different between devices to allow for multiple devices to be used. How can we know what channel a device sends on?</text:p>
      <text:p text:style-name="P4">This document defines the concept of a WBTV Service. A WBTV Service is simply a type of service a device can provide on a channel. <text:s/>The wind speed sensor could be thought of as providing a “wind speed service” on the channel it sends on, and a light controller could be thought of as providing a “Light Control Service” <text:s/>on the channel that it listens on.</text:p>
      <text:p text:style-name="P4">Services are identified using UUIDs, and as such anyone can define a service, and publish it formally or informally in the appropriate manner, such as online or in a user manual.</text:p>
      <text:p text:style-name="P3">Where legally possible, I place this document and protocol into the Public Domain. Elsewhere I release this work under the Creative Commons Zero License.</text:p>
      <text:h text:style-name="Heading_20_2" text:outline-level="2">The SERV Channel</text:h>
      <text:p text:style-name="Text_20_body">The SERV channel is reserved for service announcements, which should be made after a device powers up, or in response to SCAN messages. and messages must obey the following format:</text:p>
      <text:h text:style-name="Heading_20_3" text:outline-level="3">Owning Device</text:h>
      <text:p text:style-name="Text_20_body">The first 16 bytes of a SERV message must contain the UUID of the owning device which is providing the advertised service.</text:p>
      <text:p text:style-name="Text_20_body"/>
      <text:p text:style-name="Text_20_body"/>
      <text:p text:style-name="Text_20_body"/>
      <text:p text:style-name="Text_20_body"/>
      <text:p text:style-name="Text_20_body"/>
      <text:p text:style-name="Text_20_body"/>
      <text:p text:style-name="Text_20_body"/>
      <text:h text:style-name="Heading_20_3" text:outline-level="3">Service UUID</text:h>
      <text:p text:style-name="Text_20_body">The next 16 Bytes must be the UUID of the service being provided.</text:p>
      <text:h text:style-name="Heading_20_3" text:outline-level="3">Channel Len</text:h>
      <text:p text:style-name="Text_20_body">The length of the channel name of the channel on which thee service is provided in bytes, represented as one byte.</text:p>
      <text:h text:style-name="Heading_20_3" text:outline-level="3">Channel</text:h>
      <text:p text:style-name="Text_20_body">The channel name on which the service is provided.</text:p>
      <text:h text:style-name="Heading_20_3" text:outline-level="3">Modifier Bytes</text:h>
      <text:p text:style-name="Text_20_body">Any further data is to be interpreted in a service- <text:s/>and device specific manner.</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3"/>
      <text:p text:style-name="P3"/>
      <text:p text:style-name="P3"/>
      <text:h text:style-name="Heading_20_2" text:outline-level="2"><draw:frame draw:style-name="fr2" draw:name="Frame4" text:anchor-type="paragraph" svg:x="-0.0673in" svg:y="0.0661in" svg:width="7.0173in" draw:z-index="2"><draw:text-box fo:min-height="0.5008in"><text:h text:style-name="Heading_20_1" text:outline-level="1">WBTV 5: The DAQ Service</text:h></draw:text-box></draw:frame><text:soft-page-break/>WBTV-DAQ Service</text:h>
      <text:p text:style-name="P2">This is a service (as defined in WBTV 4) that allows a device to act as a data acquisition device.</text:p>
      <text:p text:style-name="P3">Where legally possible, I place this document and protocol into the Public Domain. Elsewhere I release this work under the Creative Commons Zero License.</text:p>
      <text:h text:style-name="P9" text:outline-level="2">Modifier Bytes</text:h>
      <text:p text:style-name="Text_20_body">The modifier bytes are to be used to define a set of signals, wherin each line defines a signal(the first line defining signal 0) and so on.</text:p>
      <text:p text:style-name="Text_20_body">Signals 128+ are reserved, with signal 128 representing a UNIX timestamp, consisting of a 16 bit seconds part and 16 bit fractional part,</text:p>
      <text:p text:style-name="Text_20_body">This will roll over every 2^16 seconds, which is not an issue because arrival time can be used to disambiguate.</text:p>
      <text:p text:style-name="Text_20_body">Each line is to consist of, at minimum, a type and a name(which may not include spaces), as in the example:</text:p>
      <text:h text:style-name="Code" text:outline-level="2">u16 Position</text:h>
      <text:p text:style-name="Standard">Which would represent a signal called position, which is represented as a 16 bit unsigned integer.</text:p>
      <text:h text:style-name="Heading_20_3" text:outline-level="3">Valid Types</text:h>
      <text:p text:style-name="Text_20_body">The types that are defined in this document are:</text:p>
      <text:h text:style-name="Heading_20_4" text:outline-level="4">u8, u16, u32, u64, u128</text:h>
      <text:p text:style-name="Text_20_body">Unsigned integer of specified bit width</text:p>
      <text:h text:style-name="Heading_20_4" text:outline-level="4">i8, i16, i32, i64, i128</text:h>
      <text:p text:style-name="Text_20_body">Signed integer of specified bit width.</text:p>
      <text:h text:style-name="Heading_20_4" text:outline-level="4">f16, f32, f64, f128</text:h>
      <text:p text:style-name="Text_20_body">IEEE Float of specified bit width.</text:p>
      <text:p text:style-name="Text_20_body"/>
      <text:h text:style-name="Heading_20_3" text:outline-level="3">Keywords</text:h>
      <text:p text:style-name="Standard">The name and type may optionally be followed by any number of keywords, some of which may have arguments, That may appear in any order.</text:p>
      <text:h text:style-name="Heading_20_4" text:outline-level="4">in &lt;unit&gt;</text:h>
      <text:p text:style-name="Text_20_body">Specifies a unit or interpretation to be used with the channel. &lt;unit&gt; must not contain any spaces, and should where possible be an SI base or derived unit, with ^ used to denote exponentiation where needed e.g. for “mW/cm^2” Example:</text:p>
      <text:h text:style-name="Code" text:outline-level="2">u16 speed in mm/s</text:h>
      <text:h text:style-name="Heading_20_4" text:outline-level="4">range &lt;min&gt;:&lt;max&gt;</text:h>
      <text:p text:style-name="Text_20_body">Applies to numeric types. Specifies that the number reported for this signal will be in the specified range. Expressions may be used containing ^*/+- as needed. No whitespace may appear in numeric expressions, now between the numeric expression and the colon.</text:p>
      <text:h text:style-name="Heading_20_2" text:outline-level="2">Message Format</text:h>
      <text:p text:style-name="Text_20_body">Messages sent by the device on the service channel must consist of a set of <text:span text:style-name="T4">datums</text:span><text:span text:style-name="T6">, wherin each datum is a data point from a certain signal, and is preceded by it's signal number.</text:span></text:p>
      <text:p text:style-name="P5">For example. A DAQ service channel with the modifier bytes:</text:p>
      <text:h text:style-name="P10" text:outline-level="2">u16 Voltage in mV <text:s text:c="20"/></text:h>
      <text:p text:style-name="P8">Might send a message consisting of a zero, indicating signal 0, followed by the two bytes of the 16 bit unsigned int, followed by the signal number and data for signal 0(if one existed), etc.</text:p>
      <text:p text:style-name="P8"/>
      <text:p text:style-name="P8">Devices may send one or many datum points in this way, and are not required to send all points.</text:p>
      <text:h text:style-name="Heading_20_2" text:outline-level="2"><draw:frame draw:style-name="fr2" draw:name="Frame6" text:anchor-type="paragraph" svg:x="-0.0673in" svg:y="0.0661in" svg:width="7.0173in" draw:z-index="5"><draw:text-box fo:min-height="0.2744in"><text:h text:style-name="Heading_20_1" text:outline-level="1">WBTV 6: DAQ Service Extensions</text:h></draw:text-box></draw:frame><text:soft-page-break/>Introduction</text:h>
      <text:p text:style-name="Text_20_body">WBTV5 Defines a service allowing devices to act as data acquisition units. This documnt defines extensions to the DAQ service as defined in WBTV5.</text:p>
      <text:h text:style-name="Heading_20_2" text:outline-level="2">Bit Arrays</text:h>
      <text:p text:style-name="Text_20_body">A bit array is a field with type bits8, bits16,bits32, or bits64.</text:p>
      <text:p text:style-name="Text_20_body">They are logically the same as unsigned integers, but are intended to be interpreted as packed boolean arrays.</text:p>
      <text:p text:style-name="Text_20_body">Should the “in” keyword be used to give an interpretation to the data, the interpretation should consist <text:s/>of a comma separated list, containing no whitespace, giving a name to each bit in the bit array, with the first name applying to the least significant bit. Example:</text:p>
      <text:h text:style-name="Code" text:outline-level="2">bits8 buttons in A,B,X,Y,L,R,S,s</text:h>
      <text:p text:style-name="Standard">Represents one byte, representing the values of 8 buttons, as one might find on a game controller.</text:p>
      <text:p text:style-name="Standard"/>
      <text:p text:style-name="Standard">When the device sends it's values, a 1 in any bit position should be used to represent True, and a 0 should be used to represent False.</text:p>
      <text:p text:style-name="Standard"/>
      <text:h text:style-name="Heading_20_2" text:outline-level="2">The Output Control Service</text:h>
      <text:p text:style-name="Text_20_body">The output control service is a service used to allow a device to act as an output in the same way as the DAQ service allows devices to act as inputs.</text:p>
      <text:p text:style-name="Text_20_body">The output control service has identical semantics to the input service, except the device listens instead of transmits on the channel.</text:p>
      <text:p text:style-name="Text_20_body">The modifier bits are used as in the DAQ service to define a set of signals in an identical manner.</text:p>
      <text:p text:style-name="Text_20_body"/>
      <text:p text:style-name="Text_20_body"/>
      <text:p text:style-name="Text_20_body">For example:</text:p>
      <text:h text:style-name="Code" text:outline-level="2">u8 brightness</text:h>
      <text:p text:style-name="Standard">When found in the modifier bits of a Output Control Service Channel would mean the device was listening for a message on that channel containing a 8 bit value in signal 0, which the device would use to set the brightness of some light, presumably.</text:p>
      <text:p text:style-name="Standard"/>
      <text:p text:style-name="Standard">A message sent on that channel might contain:</text:p>
      <text:p text:style-name="Standard"/>
      <text:h text:style-name="Code" text:outline-level="2">0x00, 0xff</text:h>
      <text:p text:style-name="Standard">To tell the device to go to full brightness.</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OpenSymbol" svg:font-family="OpenSymbol"/>
    <style:font-face style:name="Courier New" svg:font-family="'Courier New'" style:font-family-generic="modern" style:font-pitch="fixed"/>
    <style:font-face style:name="Courier New1" svg:font-family="'Courier New'" style:font-adornments="Regular" style:font-family-generic="modern" style:font-pitch="fixed"/>
    <style:font-face style:name="NSimSun" svg:font-family="NSimSun" style:font-family-generic="modern" style:font-pitch="fixed"/>
    <style:font-face style:name="Cardinal" svg:font-family="Cardinal" style:font-pitch="variable"/>
    <style:font-face style:name="Linux Libertine1" svg:font-family="'Linux Libertine'" style:font-pitch="variable"/>
    <style:font-face style:name="Linux Libertine" svg:font-family="'Linux Libertine'" style:font-adornments="Regular" style:font-pitch="variable"/>
    <style:font-face style:name="Linux Libertine Mono" svg:font-family="'Linux Libertine Mono'" style:font-adornments="Mono" style:font-pitch="variable"/>
    <style:font-face style:name="Quivira1" svg:font-family="Quivira" style:font-adornments="Bold" style:font-family-generic="roman" style:font-pitch="variable"/>
    <style:font-face style:name="Quivira" svg:font-family="Quivira" style:font-adornments="Regular" style:font-family-generic="roman" style:font-pitch="variable"/>
    <style:font-face style:name="Times New Roman" svg:font-family="'Times New Roman'"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orphans="2" fo:widows="2" style:page-number="auto"/>
      <style:text-properties style:font-name="Linux Libertine"/>
    </style:style>
    <style:style style:name="Heading" style:family="paragraph" style:parent-style-name="Standard" style:next-style-name="Text_20_body" style:class="text" style:master-page-name="">
      <style:paragraph-properties fo:margin-top="0.1665in" fo:margin-bottom="0.0835in" fo:text-align="start" style:justify-single-word="false" style:page-number="auto" fo:keep-with-next="always"/>
      <style:text-properties style:font-name="Quivira" fo:font-size="14pt" style:font-name-asian="Microsoft YaHei" style:font-size-asian="14pt" style:font-name-complex="Mangal" style:font-size-complex="14pt"/>
    </style:style>
    <style:style style:name="Text_20_body" style:display-name="Text body" style:family="paragraph" style:parent-style-name="Standard" style:class="text" style:master-page-name="">
      <style:paragraph-properties fo:margin="100%" fo:margin-left="0in" fo:margin-right="0in" fo:margin-top="0in" fo:margin-bottom="0.0402in" fo:text-indent="0in" style:auto-text-indent="false" style:page-number="auto" fo:keep-with-next="auto"/>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list-style-name="" style:class="text" style:master-page-name="">
      <style:paragraph-properties fo:margin-top="0.0098in" fo:margin-bottom="0.0201in" fo:text-align="center" style:justify-single-word="false" style:page-number="auto"/>
      <style:text-properties style:font-name="Quivira1" fo:font-size="24pt" fo:font-weight="normal" style:font-name-asian="SimSun" style:font-size-asian="24pt" style:font-weight-asian="bold" style:font-name-complex="Mangal"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0098in" fo:margin-bottom="0.0201in" fo:text-align="center" style:justify-single-word="false" style:shadow="none">
        <style:tab-stops/>
      </style:paragraph-properties>
      <style:text-properties style:font-name="Quivira1" fo:font-size="20pt" fo:font-weight="normal" style:font-name-asian="SimSun" style:font-size-asian="18pt" style:font-weight-asian="bold" style:font-name-complex="Mangal" style:font-size-complex="18pt" style:font-weight-complex="bold"/>
    </style:style>
    <style:style style:name="Heading_20_3" style:display-name="Heading 3" style:family="paragraph" style:parent-style-name="Heading" style:next-style-name="Text_20_body" style:default-outline-level="3" style:list-style-name="" style:class="text" style:master-page-name="">
      <style:paragraph-properties fo:margin-top="0.05in" fo:margin-bottom="0.0402in" style:page-number="auto" fo:background-color="#c0c0c0" fo:padding="0.0201in" fo:border="0.06pt solid #000000" style:shadow="none" style:join-border="false">
        <style:background-image/>
      </style:paragraph-properties>
      <style:text-properties style:font-name="Quivira1" fo:font-size="14pt" fo:font-weight="normal" style:font-name-asian="SimSun" style:font-size-asian="14pt" style:font-weight-asian="bold" style:font-name-complex="Mangal"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5in" fo:margin-bottom="0.0598in" fo:background-color="#e6e6e6" fo:padding="0.0201in" fo:border="0.06pt solid #000000" style:shadow="none" style:join-border="false">
        <style:background-image/>
      </style:paragraph-properties>
      <style:text-properties style:font-name="Quivira1" fo:font-size="12pt" fo:font-weight="normal" style:font-name-asian="SimSun" style:font-size-asian="12pt" style:font-weight-asian="bold" style:font-name-complex="Mangal" style:font-size-complex="12pt" style:font-weight-complex="bold"/>
    </style:style>
    <style:style style:name="Heading_20_5" style:display-name="Heading 5" style:family="paragraph" style:parent-style-name="Heading" style:next-style-name="Text_20_body" style:default-outline-level="5" style:list-style-name="" style:class="text">
      <style:text-properties style:font-name="Times New Roman" fo:font-size="10pt" fo:font-weight="bold" style:font-name-asian="SimSun" style:font-size-asian="10pt" style:font-weight-asian="bold" style:font-name-complex="Mangal" style:font-size-complex="10pt"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List_20_Contents" style:display-name="List Contents" style:family="paragraph" style:parent-style-name="Standard" style:class="html">
      <style:paragraph-properties fo:margin="100%" fo:margin-left="0.3937in" fo:margin-right="0in" fo:margin-top="0in" fo:margin-bottom="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Legal" style:family="paragraph" style:parent-style-name="Standard" style:class="text" style:master-page-name="">
      <style:paragraph-properties fo:text-align="center" style:justify-single-word="false" style:page-number="auto"/>
      <style:text-properties style:font-name="Courier New1" fo:font-size="10pt"/>
    </style:style>
    <style:style style:name="Preformatted_20_Text" style:display-name="Preformatted Text" style:family="paragraph" style:parent-style-name="Standard" style:class="html">
      <style:paragraph-properties fo:margin-top="0in" fo:margin-bottom="0in" fo:padding="0.0201in" fo:border="0.06pt solid #000000" style:shadow="none"/>
      <style:text-properties style:font-name="Courier New" fo:font-size="10pt" style:font-name-asian="NSimSun" style:font-size-asian="10pt" style:font-name-complex="Courier New" style:font-size-complex="10pt"/>
    </style:style>
    <style:style style:name="First_20_line_20_indent" style:display-name="First line indent" style:family="paragraph" style:parent-style-name="Text_20_body" style:class="text">
      <style:paragraph-properties fo:margin="100%" fo:margin-left="0in" fo:margin-right="0in" fo:margin-top="0in" fo:margin-bottom="0in" fo:text-indent="0.1965in" style:auto-text-indent="false"/>
    </style:style>
    <style:style style:name="Nontechnical" style:family="paragraph" style:parent-style-name="Text_20_body" style:class="text">
      <style:paragraph-properties fo:margin="100%" fo:margin-left="0in" fo:margin-right="0in" fo:margin-top="0in" fo:margin-bottom="0in" fo:text-align="justify" style:justify-single-word="false" fo:text-indent="0in" style:auto-text-indent="true"/>
    </style:style>
    <style:style style:name="Frame_20_contents" style:display-name="Frame contents" style:family="paragraph" style:parent-style-name="Text_20_body" style:class="extra"/>
    <style:style style:name="User_20_Index_20_3" style:display-name="User Index 3" style:family="paragraph" style:parent-style-name="Index" style:class="index">
      <style:paragraph-properties fo:margin="100%" fo:margin-left="0.3929in" fo:margin-right="0in" fo:margin-top="0in" fo:margin-bottom="0in" fo:text-indent="0in" style:auto-text-indent="false">
        <style:tab-stops>
          <style:tab-stop style:position="6.5319in" style:type="right" style:leader-style="dotted" style:leader-text="."/>
        </style:tab-stops>
      </style:paragraph-properties>
    </style:style>
    <style:style style:name="Code" style:family="paragraph" style:parent-style-name="Heading_20_2" style:next-style-name="Standard" style:class="text" style:master-page-name="">
      <style:paragraph-properties fo:text-align="start" style:justify-single-word="false" style:page-number="auto" fo:background-color="transparent" fo:padding="0.0201in" fo:border="0.06pt solid #000000" style:shadow="none" style:join-border="false">
        <style:background-image/>
      </style:paragraph-properties>
      <style:text-properties style:font-name="Linux Libertine Mono" fo:font-size="11pt"/>
    </style:style>
    <style:style style:name="Salutation" style:family="paragraph" style:parent-style-name="Standard" style:class="text">
      <style:paragraph-properties text:number-lines="false" text:line-number="0"/>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Source_20_Text" style:display-name="Source Text" style:family="text">
      <style:text-properties style:font-name="Courier New" style:font-name-asian="NSimSun" style:font-name-complex="Courier New"/>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xample" style:family="text">
      <style:text-properties style:font-name="Courier New" style:font-name-asian="NSimSun" style:font-name-complex="Courier New"/>
    </style:style>
    <style:style style:name="Citation" style:family="text">
      <style:text-properties fo:font-style="italic" style:font-style-asian="italic" style:font-style-complex="italic"/>
    </style:style>
    <style:style style:name="Rubies" style:family="text">
      <style:text-properties fo:font-size="6pt" style:text-underline-style="none" style:font-size-asian="6pt" style:font-size-complex="6pt" style:text-emphasize="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start" style:justify-single-word="false"/>
    </style:style>
    <style:style style:name="MT1" style:family="text">
      <style:text-properties style:font-name="Linux Libertine1"/>
    </style:style>
    <style:style style:name="MT2" style:family="text">
      <style:text-properties style:font-name="Cardinal"/>
    </style:style>
    <style:page-layout style:name="Mpm1">
      <style:page-layout-properties fo:page-width="8.5in" fo:page-height="11in" style:num-format="1" style:print-orientation="portrait" fo:margin="0.7874in" fo:margin-top="0.7874in" fo:margin-bottom="0.7874in" fo:margin-left="0.7874in" fo:margin-right="0.7874in" style:shadow="none" style:writing-mode="lr-tb" style:footnote-max-height="0in">
        <style:columns fo:column-count="2" fo:column-gap="0.2in">
          <style:column style:rel-width="32767*" fo:start-indent="0in" fo:end-indent="0.1in"/>
          <style:column style:rel-width="32768*" fo:start-indent="0.1in" fo:end-indent="0in"/>
        </style:columns>
        <style:footnote-sep style:width="0.0071in" style:distance-before-sep="0.0402in" style:distance-after-sep="0.0402in" style:line-style="solid" style:adjustment="left" style:rel-width="25%" style:color="#000000"/>
      </style:page-layout-properties>
      <style:header-style>
        <style:header-footer-properties fo:min-height="0.4in" fo:margin-left="0in" fo:margin-right="0in" fo:margin-bottom="0.2in" style:dynamic-spacing="true"/>
      </style:header-style>
      <style:footer-style/>
    </style:page-layout>
    <style:page-layout style:name="Mpm2">
      <style:page-layout-properties fo:page-width="8.5in" fo:page-height="11in" style:num-format="1" style:print-orientation="portrait" fo:margin="0.7874in"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text:title>WBTV Version 1 Protocol Specification</text:title></text:span><text:span text:style-name="MT1"> by </text:span><text:span text:style-name="MT1"><text:initial-creator/></text:span><text:span text:style-name="MT2"><text:tab/></text:span>Page <text:page-number text:select-page="current">4</text:page-number></text:p>
      </style:head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3-27T22:15:53</meta:creation-date>
    <meta:editing-cycles>2</meta:editing-cycles>
    <meta:editing-duration>P0D</meta:editing-duration>
    <dc:title>WBTV Version 1 Protocol Specification</dc:title>
    <meta:generator>LibreOffice/3.5$Linux_X86_64 LibreOffice_project/350m1$Build-2</meta:generator>
    <dc:subject>Protocol Spec</dc:subject>
    <dc:date>2014-03-27T22:16:52</dc:date>
    <dc:creator>Daniel Black</dc:creator>
    <meta:document-statistic meta:table-count="0" meta:image-count="0" meta:object-count="0" meta:page-count="6" meta:paragraph-count="141" meta:word-count="2280" meta:character-count="13362" meta:non-whitespace-character-count="11172"/>
    <meta:user-defined meta:name="Info 1"/>
    <meta:user-defined meta:name="Info 2"/>
    <meta:user-defined meta:name="Info 3"/>
    <meta:user-defined meta:name="Info 4"/>
  </office:meta>
</office:document-meta>
</file>